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text/>
            <msub>
              <mi>T</mi>
              <mi mathvariant="italic">pq</mi>
            </msub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=</mo>
              <mrow>
                <mo stretchy="false">(</mo>
                <mrow>
                  <mrow>
                    <mrow>
                      <mi mathvariant="italic">bq</mi>
                      <mo stretchy="false">+</mo>
                      <mi mathvariant="italic">aq</mi>
                    </mrow>
                    <mo stretchy="false">+</mo>
                    <mi mathvariant="italic">ap</mi>
                  </mrow>
                  <mi>,</mi>
                  <mrow>
                    <mi mathvariant="italic">bp</mi>
                    <mo stretchy="false">+</mo>
                    <mi mathvariant="italic">aq</mi>
                  </mrow>
                </mrow>
                <mo stretchy="false">)</mo>
              </mrow>
            </mrow>
          </mrow>
        </mtd>
      </mtr>
      <mtr>
        <mtd>
          <mrow>
            <mtext/>
            <mrow>
              <mo stretchy="false">=</mo>
              <mrow>
                <mo stretchy="false">(</mo>
                <mrow>
                  <mrow>
                    <mi mathvariant="italic">bq</mi>
                    <mo stretchy="false">+</mo>
                    <mi>a</mi>
                  </mrow>
                  <mrow>
                    <mo stretchy="false">(</mo>
                    <mrow>
                      <mi>q</mi>
                      <mo stretchy="false">+</mo>
                      <mi>p</mi>
                    </mrow>
                    <mo stretchy="false">)</mo>
                  </mrow>
                  <mi>,</mi>
                  <mrow>
                    <mi mathvariant="italic">bp</mi>
                    <mo stretchy="false">+</mo>
                    <mi mathvariant="italic">aq</mi>
                  </mrow>
                </mrow>
                <mo stretchy="false">)</mo>
              </mrow>
            </mrow>
          </mrow>
        </mtd>
      </mtr>
      <mtr>
        <mtd/>
      </mtr>
      <mtr>
        <mtd>
          <mrow>
            <mtext/>
            <msub>
              <mi>T</mi>
              <mi>p</mi>
            </msub>
            <msub>
              <mi>'</mi>
              <mi>q</mi>
            </msub>
            <mi>'</mi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=</mo>
              <msub>
                <mi>T</mi>
                <mi mathvariant="italic">pq</mi>
              </msub>
            </mrow>
            <mrow>
              <mo stretchy="false">(</mo>
              <mrow>
                <msub>
                  <mi>T</mi>
                  <mi mathvariant="italic">pq</mi>
                </msub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text/>
            <mrow>
              <mo stretchy="false">=</mo>
              <msub>
                <mi>T</mi>
                <mi mathvariant="italic">pq</mi>
              </msub>
            </mrow>
            <mrow>
              <mo stretchy="false">(</mo>
              <mrow>
                <mrow>
                  <mrow>
                    <mi mathvariant="italic">bq</mi>
                    <mo stretchy="false">+</mo>
                    <mi mathvariant="italic">aq</mi>
                  </mrow>
                  <mo stretchy="false">+</mo>
                  <mi mathvariant="italic">ap</mi>
                </mrow>
                <mi>,</mi>
                <mrow>
                  <mi mathvariant="italic">bp</mi>
                  <mo stretchy="false">+</mo>
                  <mi mathvariant="italic">aq</mi>
                </mrow>
              </mrow>
              <mo stretchy="false">)</mo>
            </mrow>
          </mrow>
        </mtd>
      </mtr>
      <mtr>
        <mtd>
          <mrow>
            <mtext/>
            <mrow>
              <mo stretchy="false">=</mo>
              <mrow>
                <mo stretchy="false">(</mo>
                <mrow>
                  <mrow>
                    <mo stretchy="false">(</mo>
                    <mrow>
                      <mi mathvariant="italic">bp</mi>
                      <mo stretchy="false">+</mo>
                      <mi mathvariant="italic">aq</mi>
                    </mrow>
                    <mo stretchy="false">)</mo>
                  </mrow>
                  <mrow>
                    <mi>q</mi>
                    <mo stretchy="false">+</mo>
                    <mrow>
                      <mo stretchy="false">(</mo>
                      <mrow>
                        <mrow>
                          <mi mathvariant="italic">bq</mi>
                          <mo stretchy="false">+</mo>
                          <mi mathvariant="italic">aq</mi>
                        </mrow>
                        <mo stretchy="false">+</mo>
                        <mi mathvariant="italic">ap</mi>
                      </mrow>
                      <mo stretchy="false">)</mo>
                    </mrow>
                  </mrow>
                  <mrow>
                    <mi>q</mi>
                    <mo stretchy="false">+</mo>
                    <mrow>
                      <mo stretchy="false">(</mo>
                      <mrow>
                        <mrow>
                          <mi mathvariant="italic">bq</mi>
                          <mo stretchy="false">+</mo>
                          <mi mathvariant="italic">aq</mi>
                        </mrow>
                        <mo stretchy="false">+</mo>
                        <mi mathvariant="italic">ap</mi>
                      </mrow>
                      <mo stretchy="false">)</mo>
                    </mrow>
                  </mrow>
                  <mi>p</mi>
                  <mi>,</mi>
                  <mrow>
                    <mo stretchy="false">(</mo>
                    <mrow>
                      <mi mathvariant="italic">bp</mi>
                      <mo stretchy="false">+</mo>
                      <mi mathvariant="italic">aq</mi>
                    </mrow>
                    <mo stretchy="false">)</mo>
                  </mrow>
                  <mrow>
                    <mi>p</mi>
                    <mo stretchy="false">+</mo>
                    <mrow>
                      <mo stretchy="false">(</mo>
                      <mrow>
                        <mrow>
                          <mi mathvariant="italic">bq</mi>
                          <mo stretchy="false">+</mo>
                          <mi mathvariant="italic">aq</mi>
                        </mrow>
                        <mo stretchy="false">+</mo>
                        <mi mathvariant="italic">ap</mi>
                      </mrow>
                      <mo stretchy="false">)</mo>
                    </mrow>
                  </mrow>
                  <mi>q</mi>
                </mrow>
                <mo stretchy="false">)</mo>
              </mrow>
            </mrow>
          </mrow>
        </mtd>
      </mtr>
      <mtr>
        <mtd>
          <mrow>
            <mtext/>
            <mrow>
              <mo stretchy="false">=</mo>
              <mrow>
                <mo stretchy="false">(</mo>
                <mrow>
                  <mrow>
                    <mrow>
                      <mrow>
                        <mrow>
                          <mrow>
                            <mrow>
                              <mrow>
                                <mi mathvariant="italic">bpq</mi>
                                <mo stretchy="false">+</mo>
                                <msup>
                                  <mi mathvariant="italic">aq</mi>
                                  <mn>2</mn>
                                </msup>
                              </mrow>
                              <mo stretchy="false">+</mo>
                              <msup>
                                <mi mathvariant="italic">bq</mi>
                                <mn>2</mn>
                              </msup>
                            </mrow>
                            <mo stretchy="false">+</mo>
                            <msup>
                              <mi mathvariant="italic">aq</mi>
                              <mn>2</mn>
                            </msup>
                          </mrow>
                          <mo stretchy="false">+</mo>
                          <mi mathvariant="italic">apq</mi>
                        </mrow>
                        <mo stretchy="false">+</mo>
                        <mi mathvariant="italic">bpq</mi>
                      </mrow>
                      <mo stretchy="false">+</mo>
                      <mi mathvariant="italic">apq</mi>
                    </mrow>
                    <mo stretchy="false">+</mo>
                    <msup>
                      <mi mathvariant="italic">ap</mi>
                      <mn>2</mn>
                    </msup>
                  </mrow>
                  <mi>,</mi>
                  <mrow>
                    <mrow>
                      <mrow>
                        <mrow>
                          <msup>
                            <mi mathvariant="italic">bp</mi>
                            <mn>2</mn>
                          </msup>
                          <mo stretchy="false">+</mo>
                          <mi mathvariant="italic">apq</mi>
                        </mrow>
                        <mo stretchy="false">+</mo>
                        <msup>
                          <mi mathvariant="italic">bq</mi>
                          <mn>2</mn>
                        </msup>
                      </mrow>
                      <mo stretchy="false">+</mo>
                      <msup>
                        <mi mathvariant="italic">aq</mi>
                        <mn>2</mn>
                      </msup>
                    </mrow>
                    <mo stretchy="false">+</mo>
                    <mi mathvariant="italic">apq</mi>
                  </mrow>
                </mrow>
                <mo stretchy="false">)</mo>
              </mrow>
            </mrow>
          </mrow>
        </mtd>
      </mtr>
      <mtr>
        <mtd>
          <mrow>
            <mtext/>
            <mrow>
              <mo stretchy="false">=</mo>
              <mrow>
                <mo stretchy="false">(</mo>
                <mrow>
                  <mrow>
                    <mrow>
                      <mrow>
                        <mrow>
                          <mn>2bpq</mn>
                          <mo stretchy="false">+</mo>
                          <msup>
                            <mn>2aq</mn>
                            <mn>2</mn>
                          </msup>
                        </mrow>
                        <mo stretchy="false">+</mo>
                        <msup>
                          <mi mathvariant="italic">bq</mi>
                          <mn>2</mn>
                        </msup>
                      </mrow>
                      <mo stretchy="false">+</mo>
                      <mn>2apq</mn>
                    </mrow>
                    <mo stretchy="false">+</mo>
                    <msup>
                      <mi mathvariant="italic">ap</mi>
                      <mn>2</mn>
                    </msup>
                  </mrow>
                  <mi>,</mi>
                  <mrow>
                    <mrow>
                      <mrow>
                        <msup>
                          <mi mathvariant="italic">bp</mi>
                          <mn>2</mn>
                        </msup>
                        <mo stretchy="false">+</mo>
                        <mn>2apq</mn>
                      </mrow>
                      <mo stretchy="false">+</mo>
                      <msup>
                        <mi mathvariant="italic">bq</mi>
                        <mn>2</mn>
                      </msup>
                    </mrow>
                    <mo stretchy="false">+</mo>
                    <msup>
                      <mi mathvariant="italic">aq</mi>
                      <mn>2</mn>
                    </msup>
                  </mrow>
                </mrow>
                <mo stretchy="false">)</mo>
              </mrow>
            </mrow>
          </mrow>
        </mtd>
      </mtr>
      <mtr>
        <mtd>
          <mrow>
            <mtext/>
            <mrow>
              <mo stretchy="false">=</mo>
              <mrow>
                <mo stretchy="false">(</mo>
                <mrow>
                  <mi>b</mi>
                  <mrow>
                    <mrow>
                      <mo stretchy="false">(</mo>
                      <mrow>
                        <mn>2pq</mn>
                        <mo stretchy="false">+</mo>
                        <msup>
                          <mi>q</mi>
                          <mn>2</mn>
                        </msup>
                      </mrow>
                      <mo stretchy="false">)</mo>
                    </mrow>
                    <mo stretchy="false">+</mo>
                    <mi>a</mi>
                  </mrow>
                  <mrow>
                    <mo stretchy="false">(</mo>
                    <mrow>
                      <mrow>
                        <msup>
                          <mn>2q</mn>
                          <mn>2</mn>
                        </msup>
                        <mo stretchy="false">+</mo>
                        <mn>2pq</mn>
                      </mrow>
                      <mo stretchy="false">+</mo>
                      <msup>
                        <mi>p</mi>
                        <mn>2</mn>
                      </msup>
                    </mrow>
                    <mo stretchy="false">)</mo>
                  </mrow>
                  <mi>,</mi>
                  <mi>b</mi>
                  <mrow>
                    <mrow>
                      <mo stretchy="false">(</mo>
                      <mrow>
                        <msup>
                          <mi>p</mi>
                          <mn>2</mn>
                        </msup>
                        <mo stretchy="false">+</mo>
                        <msup>
                          <mi>q</mi>
                          <mn>2</mn>
                        </msup>
                      </mrow>
                      <mo stretchy="false">)</mo>
                    </mrow>
                    <mo stretchy="false">+</mo>
                    <mi>a</mi>
                  </mrow>
                  <mrow>
                    <mo stretchy="false">(</mo>
                    <mrow>
                      <mn>2pq</mn>
                      <mo stretchy="false">+</mo>
                      <msup>
                        <mi>q</mi>
                        <mn>2</mn>
                      </msup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/>
      </mtr>
      <mtr>
        <mtd>
          <mrow>
            <mtext/>
            <mi mathvariant="italic">bq</mi>
            <mrow>
              <mi>'</mi>
              <mo stretchy="false">+</mo>
              <mi>a</mi>
            </mrow>
            <mrow>
              <mrow>
                <mo stretchy="false">(</mo>
                <mrow>
                  <mi>q</mi>
                  <mrow>
                    <mi>'</mi>
                    <mo stretchy="false">+</mo>
                    <mi>p</mi>
                  </mrow>
                  <mi>'</mi>
                </mrow>
                <mo stretchy="false">)</mo>
              </mrow>
              <mo stretchy="false">=</mo>
              <mi>b</mi>
            </mrow>
            <mrow>
              <mrow>
                <mo stretchy="false">(</mo>
                <mrow>
                  <mn>2pq</mn>
                  <mo stretchy="false">+</mo>
                  <msup>
                    <mi>q</mi>
                    <mn>2</mn>
                  </msup>
                </mrow>
                <mo stretchy="false">)</mo>
              </mrow>
              <mo stretchy="false">+</mo>
              <mi>a</mi>
            </mrow>
            <mrow>
              <mo stretchy="false">(</mo>
              <mrow>
                <mrow>
                  <msup>
                    <mn>2q</mn>
                    <mn>2</mn>
                  </msup>
                  <mo stretchy="false">+</mo>
                  <mn>2pq</mn>
                </mrow>
                <mo stretchy="false">+</mo>
                <msup>
                  <mi>p</mi>
                  <mn>2</mn>
                </msup>
              </mrow>
              <mo stretchy="false">)</mo>
            </mrow>
          </mrow>
        </mtd>
      </mtr>
      <mtr>
        <mtd/>
      </mtr>
      <mtr>
        <mtd>
          <mrow>
            <mtext/>
            <mi>q</mi>
            <mrow>
              <mi>'</mi>
              <mo stretchy="false">=</mo>
              <mrow>
                <mn>2pq</mn>
                <mo stretchy="false">+</mo>
                <msup>
                  <mi>q</mi>
                  <mn>2</mn>
                </msup>
              </mrow>
            </mrow>
          </mrow>
        </mtd>
      </mtr>
      <mtr>
        <mtd/>
      </mtr>
      <mtr>
        <mtd>
          <mrow>
            <mtext/>
            <mi>p</mi>
            <mrow>
              <mi>'</mi>
              <mo stretchy="false">=</mo>
              <mrow>
                <mrow>
                  <mrow>
                    <msup>
                      <mn>2q</mn>
                      <mn>2</mn>
                    </msup>
                    <mo stretchy="false">+</mo>
                    <mn>2pq</mn>
                  </mrow>
                  <mo stretchy="false">+</mo>
                  <msup>
                    <mi>p</mi>
                    <mn>2</mn>
                  </msup>
                </mrow>
                <mo stretchy="false">−</mo>
                <mi>q</mi>
              </mrow>
            </mrow>
            <mi>'</mi>
          </mrow>
        </mtd>
      </mtr>
      <mtr>
        <mtd>
          <mrow>
            <mtext/>
            <mrow>
              <mo stretchy="false">=</mo>
              <mrow>
                <mrow>
                  <mrow>
                    <msup>
                      <mn>2q</mn>
                      <mn>2</mn>
                    </msup>
                    <mo stretchy="false">+</mo>
                    <mn>2pq</mn>
                  </mrow>
                  <mo stretchy="false">+</mo>
                  <msup>
                    <mi>p</mi>
                    <mn>2</mn>
                  </msup>
                </mrow>
                <mo stretchy="false">−</mo>
                <mrow>
                  <mo stretchy="false">(</mo>
                  <mrow>
                    <mn>2pq</mn>
                    <mo stretchy="false">+</mo>
                    <msup>
                      <mi>q</mi>
                      <mn>2</mn>
                    </msup>
                  </mrow>
                  <mo stretchy="false">)</mo>
                </mrow>
              </mrow>
            </mrow>
          </mrow>
        </mtd>
      </mtr>
      <mtr>
        <mtd>
          <mrow>
            <mtext/>
            <mrow>
              <mo stretchy="false">=</mo>
              <mrow>
                <mrow>
                  <mrow>
                    <mrow>
                      <msup>
                        <mn>2q</mn>
                        <mn>2</mn>
                      </msup>
                      <mo stretchy="false">+</mo>
                      <mn>2pq</mn>
                    </mrow>
                    <mo stretchy="false">+</mo>
                    <msup>
                      <mi>p</mi>
                      <mn>2</mn>
                    </msup>
                  </mrow>
                  <mo stretchy="false">−</mo>
                  <mn>2pq</mn>
                </mrow>
                <mo stretchy="false">−</mo>
                <msup>
                  <mi>q</mi>
                  <mn>2</mn>
                </msup>
              </mrow>
            </mrow>
          </mrow>
        </mtd>
      </mtr>
      <mtr>
        <mtd>
          <mrow>
            <mtext/>
            <mrow>
              <mo stretchy="false">=</mo>
              <mrow>
                <msup>
                  <mi>q</mi>
                  <mn>2</mn>
                </msup>
                <mo stretchy="false">+</mo>
                <msup>
                  <mi>p</mi>
                  <mn>2</mn>
                </msup>
              </mrow>
            </mrow>
          </mrow>
        </mtd>
      </mtr>
    </mtable>
    <annotation encoding="StarMath 5.0">"" T sub pq(a, b) = (bq + aq + ap, bp + aq) newline
"" {}{}{}{}{}{}{}{}{}{}{}{} = (bq + a(q + p), bp + aq) newline newline
"" T sub p' sub q'(a,b) = T sub pq(T sub pq(a, b)) newline
"" {}{}{}{}{}{}{}{}{}{}{}{} = T sub pq(bq + aq + ap, bp + aq) newline
"" {}{}{}{}{}{}{}{}{}{}{}{} = ((bp + aq)q + (bq + aq + ap)q + (bq + aq + ap)p, (bp + aq)p + (bq + aq + ap)q) newline
"" {}{}{}{}{}{}{}{}{}{}{}{} = (bpq + aq^2 + bq^2 + aq^2 + apq + bpq + apq + ap^2 ,
bp^2 + apq + bq^2 + aq^2 + apq) newline
"" {}{}{}{}{}{}{}{}{}{}{}{} = (2bpq + 2aq^2 + bq^2 + 2apq + ap^2 ,
bp^2 + 2apq + bq^2 + aq^2) newline
"" {}{}{}{}{}{}{}{}{}{}{}{} = (b(2pq + q^2) + a(2q^2 + 2pq + p^2),
b(p^2 + q^2) + a(2pq + q^2)) newline newline
"" bq' + a(q'+p') = b(2pq + q^2) + a(2q^2 + 2pq + p^2) newline newline
"" q' = 2pq + q^2 newline newline
"" p' = 2q^2 + 2pq + p^2 - q' newline
"" {}{}{}{}{}{}{}{}{}{}{}{} = 2q^2 + 2pq + p^2 - (2pq + q^2) newline
"" {}{}{}{}{}{}{}{}{}{}{}{} = 2q^2 + 2pq + p^2 - 2pq - q^2 newline
"" {}{}{}{}{}{}{}{}{}{}{}{} = q^2 + p^2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8:59:46</meta:creation-date>
    <meta:generator>LibreOffice/3.3$Unix LibreOffice_project/330m19$Build-202</meta:generator>
  </office:meta>
</office:document-meta>
</file>